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NULL</text:p>
          </table:table-cell>
          <table:table-cell/>
          <table:table-cell office:value-type="string">
            <text:p>L1'</text:p>
          </table:table-cell>
          <table:table-cell office:value-type="string">
            <text:p>R1'</text:p>
          </table:table-cell>
          <table:table-cell office:value-type="float" office:value="0.025">
            <text:p>0.025</text:p>
          </table:table-cell>
          <table:table-cell table:number-columns-repeated="2"/>
          <table:table-cell office:value-type="string">
            <text:p>Upper right, full dep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2'</text:p>
          </table:table-cell>
          <table:table-cell office:value-type="string">
            <text:p>R2'</text:p>
          </table:table-cell>
          <table:table-cell office:value-type="float" office:value="0.0738">
            <text:p>0.073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atio</text:p>
          </table:table-cell>
          <table:table-cell table:formula="of:=[.F6]/[.F5]" office:value-type="float" office:value="2.952">
            <text:p>2.952</text:p>
          </table:table-cell>
          <table:table-cell table:number-columns-repeated="2"/>
          <table:table-cell office:value-type="string">
            <text:p>tipDiff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string">
            <text:p>L1'</text:p>
          </table:table-cell>
          <table:table-cell office:value-type="string">
            <text:p>R1'</text:p>
          </table:table-cell>
          <table:table-cell office:value-type="float" office:value="0.0188">
            <text:p>0.0188</text:p>
          </table:table-cell>
          <table:table-cell table:number-columns-repeated="2"/>
          <table:table-cell office:value-type="string">
            <text:p>Center at Middle of box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2'</text:p>
          </table:table-cell>
          <table:table-cell office:value-type="string">
            <text:p>R2'</text:p>
          </table:table-cell>
          <table:table-cell office:value-type="float" office:value="0.0368">
            <text:p>0.036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atio</text:p>
          </table:table-cell>
          <table:table-cell table:formula="of:=[.F11]/[.F10]" office:value-type="float" office:value="1.95744680851064">
            <text:p>1.9574468085</text:p>
          </table:table-cell>
          <table:table-cell table:number-columns-repeated="2"/>
          <table:table-cell office:value-type="string">
            <text:p>tipDiff</text:p>
          </table:table-cell>
          <table:table-cell office:value-type="float" office:value="0.0027">
            <text:p>0.0027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office:value-type="string">
            <text:p>L1'</text:p>
          </table:table-cell>
          <table:table-cell office:value-type="string">
            <text:p>R1'</text:p>
          </table:table-cell>
          <table:table-cell office:value-type="float" office:value="0.0188">
            <text:p>0.01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2'</text:p>
          </table:table-cell>
          <table:table-cell office:value-type="string">
            <text:p>R2'</text:p>
          </table:table-cell>
          <table:table-cell table:formula="of:=[.F23]*[.F19]" office:value-type="float" office:value="0.0304184">
            <text:p>0.0304184</text:p>
          </table:table-cell>
          <table:table-cell office:value-type="float" office:value="0.0304">
            <text:p>0.0304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GoldenRatio</text:p>
          </table:table-cell>
          <table:table-cell office:value-type="float" office:value="1.618">
            <text:p>1.618</text:p>
          </table:table-cell>
          <table:table-cell table:number-columns-repeated="2"/>
          <table:table-cell office:value-type="string">
            <text:p>tipDiff</text:p>
          </table:table-cell>
          <table:table-cell office:value-type="float" office:value="0.0063">
            <text:p>0.006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string">
            <text:p>L1'</text:p>
          </table:table-cell>
          <table:table-cell office:value-type="string">
            <text:p>R1'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2'</text:p>
          </table:table-cell>
          <table:table-cell office:value-type="string">
            <text:p>R2'</text:p>
          </table:table-cell>
          <table:table-cell table:formula="of:=[.F31]*[.F27]" office:value-type="float" office:value="0.035596">
            <text:p>0.035596</text:p>
          </table:table-cell>
          <table:table-cell office:value-type="float" office:value="0.036">
            <text:p>0.03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GoldenRatio</text:p>
          </table:table-cell>
          <table:table-cell office:value-type="float" office:value="1.618">
            <text:p>1.618</text:p>
          </table:table-cell>
          <table:table-cell table:number-columns-repeated="2"/>
          <table:table-cell office:value-type="string">
            <text:p>tipDiff</text:p>
          </table:table-cell>
          <table:table-cell office:value-type="float" office:value="0.0069">
            <text:p>0.006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string">
            <text:p>L1'</text:p>
          </table:table-cell>
          <table:table-cell office:value-type="string">
            <text:p>R1'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2'</text:p>
          </table:table-cell>
          <table:table-cell office:value-type="string">
            <text:p>R2'</text:p>
          </table:table-cell>
          <table:table-cell table:formula="of:=[.F38]*[.F34]" office:value-type="float" office:value="0.038832">
            <text:p>0.038832</text:p>
          </table:table-cell>
          <table:table-cell office:value-type="float" office:value="0.0388">
            <text:p>0.0388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GoldenRatio</text:p>
          </table:table-cell>
          <table:table-cell office:value-type="float" office:value="1.618">
            <text:p>1.618</text:p>
          </table:table-cell>
          <table:table-cell table:number-columns-repeated="2"/>
          <table:table-cell office:value-type="string">
            <text:p>tipDiff</text:p>
          </table:table-cell>
          <table:table-cell office:value-type="float" office:value="0.0076">
            <text:p>0.007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string">
            <text:p>L1'</text:p>
          </table:table-cell>
          <table:table-cell office:value-type="string">
            <text:p>R1'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2'</text:p>
          </table:table-cell>
          <table:table-cell office:value-type="string">
            <text:p>R2'</text:p>
          </table:table-cell>
          <table:table-cell table:formula="of:=[.F45]*[.F41]" office:value-type="float" office:value="0.03236">
            <text:p>0.03236</text:p>
          </table:table-cell>
          <table:table-cell office:value-type="float" office:value="0.0324">
            <text:p>0.0324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GoldenRatio</text:p>
          </table:table-cell>
          <table:table-cell office:value-type="float" office:value="1.618">
            <text:p>1.618</text:p>
          </table:table-cell>
          <table:table-cell table:number-columns-repeated="2"/>
          <table:table-cell office:value-type="string">
            <text:p>tipDiff</text:p>
          </table:table-cell>
          <table:table-cell office:value-type="float" office:value="0.0065">
            <text:p>0.006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string">
            <text:p>L1'</text:p>
          </table:table-cell>
          <table:table-cell office:value-type="string">
            <text:p>R1'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2'</text:p>
          </table:table-cell>
          <table:table-cell office:value-type="string">
            <text:p>R2'</text:p>
          </table:table-cell>
          <table:table-cell table:formula="of:=[.F52]*[.F48]" office:value-type="float" office:value="0.033978">
            <text:p>0.033978</text:p>
          </table:table-cell>
          <table:table-cell office:value-type="float" office:value="0.034">
            <text:p>0.034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GoldenRatio</text:p>
          </table:table-cell>
          <table:table-cell office:value-type="float" office:value="1.618">
            <text:p>1.618</text:p>
          </table:table-cell>
          <table:table-cell table:number-columns-repeated="2"/>
          <table:table-cell office:value-type="string">
            <text:p>tipDiff</text:p>
          </table:table-cell>
          <table:table-cell office:value-type="float" office:value="0.0068">
            <text:p>0.0068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2'</text:p>
          </table:table-cell>
          <table:table-cell office:value-type="float" office:value="0.0368">
            <text:p>0.036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GoldenRatio</text:p>
          </table:table-cell>
          <table:table-cell office:value-type="float" office:value="1.618">
            <text:p>1.6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1'</text:p>
          </table:table-cell>
          <table:table-cell table:formula="of:=[.F65]/[.F66]" office:value-type="float" office:value="0.0227441285537701">
            <text:p>0.022744128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1">11/21/2022</text:date>, <text:time>06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0T15:11:06.78</meta:creation-date>
    <dc:date>2022-11-21T06:41:47.11</dc:date>
    <meta:editing-duration>PT2H24M56S</meta:editing-duration>
    <meta:editing-cycles>8</meta:editing-cycles>
    <meta:generator>OpenOffice.org/3.4.1$Win32 OpenOffice.org_project/341m1$Build-9593</meta:generator>
    <meta:document-statistic meta:table-count="3" meta:cell-count="90" meta:object-count="0"/>
  </office:meta>
</office:document-meta>
</file>